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b7b7b7" fo:font-size="6pt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size="6pt" style:font-size-asian="6pt" style:font-size-complex="6pt"/>
    </style:style>
    <style:style style:name="P3" style:family="paragraph" style:parent-style-name="Subtitle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</style:style>
    <style:style style:name="P4" style:family="paragraph" style:parent-style-name="Subtitle">
      <style:paragraph-properties fo:margin-left="3.016cm" fo:margin-right="0cm" fo:margin-top="0cm" fo:margin-bottom="0cm" loext:contextual-spacing="false" fo:line-height="100%" fo:text-indent="0cm" style:auto-text-indent="false" fo:padding="0cm" fo:border="none"/>
      <style:text-properties fo:color="#ffffff" fo:font-size="10pt" style:font-size-asian="10pt" style:font-size-complex="10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ubtitle">
      <style:paragraph-properties fo:padding="0cm" fo:border="none"/>
    </style:style>
    <style:style style:name="P7" style:family="paragraph" style:parent-style-name="Heading_20_1">
      <style:paragraph-properties fo:padding="0cm" fo:border="none"/>
    </style:style>
    <style:style style:name="P8" style:family="paragraph" style:parent-style-name="Heading_20_2">
      <style:paragraph-properties fo:padding="0cm" fo:border="none"/>
    </style:style>
    <style:style style:name="P9" style:family="paragraph" style:parent-style-name="Standard" style:list-style-name="WWNum3">
      <style:paragraph-properties fo:margin-left="1.27cm" fo:margin-right="-0.053cm" fo:margin-top="0.212cm" fo:margin-bottom="0cm" loext:contextual-spacing="false" fo:line-height="100%" fo:text-indent="-0.635cm" style:auto-text-indent="false" fo:padding="0cm" fo:border="none"/>
    </style:style>
    <style:style style:name="P10" style:family="paragraph" style:parent-style-name="Standard" style:list-style-name="WWNum3">
      <style:paragraph-properties fo:margin-left="1.27cm" fo:margin-right="0cm" fo:text-indent="-0.635cm" style:auto-text-indent="false" fo:padding="0cm" fo:border="none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 fo:padding="0cm" fo:border="none"/>
      <style:text-properties officeooo:rsid="0017fa0b" officeooo:paragraph-rsid="0017fa0b"/>
    </style:style>
    <style:style style:name="P12" style:family="paragraph" style:parent-style-name="Standard" style:list-style-name="WWNum1">
      <style:paragraph-properties fo:margin-left="1.27cm" fo:margin-right="0cm" fo:margin-top="0.212cm" fo:margin-bottom="0cm" loext:contextual-spacing="false" fo:line-height="100%" fo:text-indent="-0.635cm" style:auto-text-indent="false" fo:padding="0cm" fo:border="none"/>
      <style:text-properties style:text-underline-style="none"/>
    </style:style>
    <style:style style:name="P13" style:family="paragraph" style:parent-style-name="Title" style:master-page-name="First_20_Page">
      <style:paragraph-properties style:page-number="1" fo:padding="0cm" fo:border="none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italic" fo:font-weight="normal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hhevn0icya3z"/>Team Meeting</text:p>
      <text:p text:style-name="P6"><text:bookmark text:name="_6bc6e5a12ww9"/>23 December 2019 <text:span text:style-name="T1">/ 10:00 PM / Discord Channel: </text:span><text:span text:style-name="T3">weekly-team-meeting</text:span><text:span text:style-name="T1"> </text:span></text:p>
      <text:p text:style-name="P7"><text:bookmark text:name="_d7c6siica7vj"/>Attendees </text:p>
      <text:p text:style-name="P5">Doug Barrett, Sean, Matt, David Ramble, Adam, Kyle</text:p>
      <text:p text:style-name="P7"><text:bookmark text:name="_bx9u4mwuq9wu"/>Agenda</text:p>
      <text:p text:style-name="P8"><text:bookmark text:name="_cllctxd68p6"/>Last Meeting Follow-up</text:p>
      <text:list xml:id="list3526259961" text:style-name="WWNum3">
        <text:list-item>
          <text:p text:style-name="P9">(NONE)</text:p>
        </text:list-item>
      </text:list>
      <text:p text:style-name="P8"><text:bookmark text:name="_t6mt4yhxr2fu"/>New Business</text:p>
      <text:list xml:id="list190828978824151" text:continue-numbering="true" text:style-name="WWNum3">
        <text:list-item>
          <text:p text:style-name="P10">Team Name </text:p>
        </text:list-item>
        <text:list-item>
          <text:p text:style-name="P10">Personal Profile Info from the last assessment.</text:p>
        </text:list-item>
        <text:list-item>
          <text:p text:style-name="P10">Job Roles</text:p>
        </text:list-item>
        <text:list-item>
          <text:p text:style-name="P10">Expected Input required from members</text:p>
        </text:list-item>
      </text:list>
      <text:p text:style-name="P7"><text:bookmark text:name="_v28k6emdbgnv"/>Notes</text:p>
      <text:list xml:id="list3828848845" text:style-name="WWNum1">
        <text:list-item>
          <text:p text:style-name="P12"/>
        </text:list-item>
      </text:list>
      <text:p text:style-name="P7"><text:bookmark text:name="_pqv95n650218"/>Action Items</text:p>
      <text:list xml:id="list3350299829" text:style-name="WWNum2">
        <text:list-item>
          <text:p text:style-name="P11">Divide up IT Technologie section into 4 parts @ 250 words each</text:p>
        </text:list-item>
        <text:list-item>
          <text:p text:style-name="P11">Assign roles to team members</text:p>
        </text:list-item>
      </text:list>
      <text:p text:style-name="P7"><text:bookmark text:name="_vquozmyn3gny"/>Next Meeting Agenda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-0.053cm" fo:margin-top="0.847cm" fo:margin-bottom="0cm" loext:contextual-spacing="false" fo:line-height="100%" fo:keep-together="always" fo:orphans="0" fo:widows="0" fo:text-indent="0cm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-0.053cm" fo:margin-top="0.353cm" fo:margin-bottom="0cm" loext:contextual-spacing="false" fo:line-height="100%" fo:text-indent="0cm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-0.053cm" fo:margin-top="0.353cm" fo:margin-bottom="0cm" loext:contextual-spacing="false" fo:line-height="100%" fo:text-indent="0cm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-0.053cm" fo:margin-top="0.176cm" fo:margin-bottom="0cm" loext:contextual-spacing="false" fo:line-height="100%" fo:text-indent="0cm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-0.053cm" fo:margin-top="0.353cm" fo:margin-bottom="0cm" loext:contextual-spacing="false" fo:line-height="100%" fo:text-indent="0cm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66666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666666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2.331cm" fo:margin-left="-3.131cm" fo:margin-top="0cm" fo:margin-bottom="0cm" table:align="left" style:writing-mode="lr-tb"/>
    </style:style>
    <style:style style:name="Table1.A" style:family="table-column">
      <style:table-column-properties style:column-width="16.006cm"/>
    </style:style>
    <style:style style:name="Table1.B" style:family="table-column">
      <style:table-column-properties style:column-width="6.325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middle" fo:background-color="#f75d5d" fo:padding="0.176cm" fo:border="1pt solid #f75d5d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3.016cm" fo:margin-right="0cm" fo:margin-top="0cm" fo:margin-bottom="0cm" loext:contextual-spacing="false" fo:line-height="100%" fo:text-indent="0cm" style:auto-text-indent="false" fo:padding="0cm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padding="0cm" fo:border="none"/>
    </style:style>
    <style:page-layout style:name="Mpm1">
      <style:page-layout-properties fo:page-width="21.59cm" fo:page-height="27.94cm" style:num-format="1" style:print-orientation="portrait" fo:margin-top="0cm" fo:margin-bottom="1.905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0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3T19:08:28.656398968</dc:date>
    <meta:editing-duration>PT6M12S</meta:editing-duration>
    <meta:editing-cycles>1</meta:editing-cycles>
    <meta:document-statistic meta:table-count="1" meta:image-count="0" meta:object-count="0" meta:page-count="1" meta:paragraph-count="19" meta:word-count="76" meta:character-count="429" meta:non-whitespace-character-count="376"/>
  </office:meta>
</office:document-meta>
</file>